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4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5" style:family="graphic" style:parent-style-name="standard">
      <style:graphic-properties svg:stroke-width="0.1cm" draw:fill-color="#000000"/>
    </style:style>
    <style:style style:name="gr6" style:family="graphic" style:parent-style-name="standard">
      <style:graphic-properties svg:stroke-width="0.1cm" draw:fill-color="#332f2f"/>
    </style:style>
    <style:style style:name="gr7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8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9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0" style:family="graphic" style:parent-style-name="standard">
      <style:graphic-properties svg:stroke-width="0cm" svg:stroke-color="#332f2f" draw:fill-color="#332f2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8cm" svg:height="2cm" svg:x="0cm" svg:y="0cm">
            <text:p/>
          </draw:rect>
          <draw:rect draw:style-name="gr2" draw:layer="layout" svg:width="0.8cm" svg:height="0.08cm" svg:x="0.467cm" svg:y="0.1cm">
            <text:p/>
          </draw:rect>
          <draw:circle draw:style-name="gr3" draw:layer="layout" svg:width="0.04cm" svg:height="0.04cm" svg:x="1.447cm" svg:y="0.113cm">
            <text:p/>
          </draw:circle>
          <draw:circle draw:style-name="gr4" draw:layer="layout" svg:width="0.04cm" svg:height="0.04cm" svg:x="1.713cm" svg:y="0.113cm">
            <text:p/>
          </draw:circle>
          <draw:rect draw:style-name="gr5" draw:layer="layout" svg:width="0.4cm" svg:height="1.573cm" svg:x="0.333cm" svg:y="0.293cm">
            <text:p/>
          </draw:rect>
          <draw:rect draw:style-name="gr6" draw:layer="layout" svg:width="0.267cm" svg:height="1.36cm" svg:x="0.4cm" svg:y="0.36cm">
            <text:p/>
          </draw:rect>
          <draw:rect draw:style-name="gr6" draw:layer="layout" svg:width="0.267cm" svg:height="0.133cm" svg:x="0.4cm" svg:y="1.696cm">
            <text:p/>
          </draw:rect>
          <draw:circle draw:style-name="gr7" draw:layer="layout" svg:width="0.035cm" svg:height="0.035cm" svg:x="0.343cm" svg:y="0.316cm">
            <text:p/>
          </draw:circle>
          <draw:circle draw:style-name="gr3" draw:layer="layout" svg:width="0.035cm" svg:height="0.035cm" svg:x="0.676cm" svg:y="0.316cm">
            <text:p/>
          </draw:circle>
          <draw:rect draw:style-name="gr5" draw:layer="layout" svg:width="0.4cm" svg:height="1.573cm" svg:x="0.833cm" svg:y="0.293cm">
            <text:p/>
          </draw:rect>
          <draw:rect draw:style-name="gr6" draw:layer="layout" svg:width="0.267cm" svg:height="1.36cm" svg:x="0.9cm" svg:y="0.36cm">
            <text:p/>
          </draw:rect>
          <draw:rect draw:style-name="gr6" draw:layer="layout" svg:width="0.267cm" svg:height="0.133cm" svg:x="0.9cm" svg:y="1.696cm">
            <text:p/>
          </draw:rect>
          <draw:circle draw:style-name="gr7" draw:layer="layout" svg:width="0.035cm" svg:height="0.035cm" svg:x="0.843cm" svg:y="0.316cm">
            <text:p/>
          </draw:circle>
          <draw:circle draw:style-name="gr3" draw:layer="layout" svg:width="0.035cm" svg:height="0.035cm" svg:x="1.149cm" svg:y="0.316cm">
            <text:p/>
          </draw:circle>
          <draw:rect draw:style-name="gr5" draw:layer="layout" svg:width="0.4cm" svg:height="1.573cm" svg:x="1.333cm" svg:y="0.293cm">
            <text:p/>
          </draw:rect>
          <draw:rect draw:style-name="gr6" draw:layer="layout" svg:width="0.267cm" svg:height="1.36cm" svg:x="1.4cm" svg:y="0.36cm">
            <text:p/>
          </draw:rect>
          <draw:rect draw:style-name="gr6" draw:layer="layout" svg:width="0.267cm" svg:height="0.133cm" svg:x="1.4cm" svg:y="1.696cm">
            <text:p/>
          </draw:rect>
          <draw:circle draw:style-name="gr7" draw:layer="layout" svg:width="0.035cm" svg:height="0.035cm" svg:x="1.343cm" svg:y="0.316cm">
            <text:p/>
          </draw:circle>
          <draw:circle draw:style-name="gr3" draw:layer="layout" svg:width="0.035cm" svg:height="0.035cm" svg:x="1.676cm" svg:y="0.316cm">
            <text:p/>
          </draw:circle>
          <draw:rect draw:style-name="gr5" draw:layer="layout" svg:width="0.4cm" svg:height="1.573cm" svg:x="1.833cm" svg:y="0.293cm">
            <text:p/>
          </draw:rect>
          <draw:rect draw:style-name="gr6" draw:layer="layout" svg:width="0.267cm" svg:height="1.36cm" svg:x="1.9cm" svg:y="0.36cm">
            <text:p/>
          </draw:rect>
          <draw:rect draw:style-name="gr6" draw:layer="layout" svg:width="0.267cm" svg:height="0.133cm" svg:x="1.9cm" svg:y="1.696cm">
            <text:p/>
          </draw:rect>
          <draw:circle draw:style-name="gr7" draw:layer="layout" svg:width="0.035cm" svg:height="0.035cm" svg:x="1.843cm" svg:y="0.316cm">
            <text:p/>
          </draw:circle>
          <draw:circle draw:style-name="gr3" draw:layer="layout" svg:width="0.035cm" svg:height="0.035cm" svg:x="2.176cm" svg:y="0.316cm">
            <text:p/>
          </draw:circle>
          <draw:rect draw:style-name="gr5" draw:layer="layout" svg:width="0.4cm" svg:height="1.573cm" svg:x="2.333cm" svg:y="0.293cm">
            <text:p/>
          </draw:rect>
          <draw:rect draw:style-name="gr6" draw:layer="layout" svg:width="0.267cm" svg:height="1.36cm" svg:x="2.4cm" svg:y="0.36cm">
            <text:p/>
          </draw:rect>
          <draw:rect draw:style-name="gr6" draw:layer="layout" svg:width="0.267cm" svg:height="0.133cm" svg:x="2.4cm" svg:y="1.696cm">
            <text:p/>
          </draw:rect>
          <draw:circle draw:style-name="gr7" draw:layer="layout" svg:width="0.035cm" svg:height="0.035cm" svg:x="2.343cm" svg:y="0.316cm">
            <text:p/>
          </draw:circle>
          <draw:circle draw:style-name="gr3" draw:layer="layout" svg:width="0.035cm" svg:height="0.035cm" svg:x="2.676cm" svg:y="0.316cm">
            <text:p/>
          </draw:circle>
          <draw:rect draw:style-name="gr5" draw:layer="layout" svg:width="0.4cm" svg:height="1.573cm" svg:x="2.833cm" svg:y="0.293cm">
            <text:p/>
          </draw:rect>
          <draw:rect draw:style-name="gr6" draw:layer="layout" svg:width="0.267cm" svg:height="1.36cm" svg:x="2.9cm" svg:y="0.36cm">
            <text:p/>
          </draw:rect>
          <draw:rect draw:style-name="gr6" draw:layer="layout" svg:width="0.267cm" svg:height="0.133cm" svg:x="2.9cm" svg:y="1.696cm">
            <text:p/>
          </draw:rect>
          <draw:circle draw:style-name="gr7" draw:layer="layout" svg:width="0.035cm" svg:height="0.035cm" svg:x="2.843cm" svg:y="0.316cm">
            <text:p/>
          </draw:circle>
          <draw:circle draw:style-name="gr3" draw:layer="layout" svg:width="0.035cm" svg:height="0.035cm" svg:x="3.176cm" svg:y="0.316cm">
            <text:p/>
          </draw:circle>
          <draw:rect draw:style-name="gr5" draw:layer="layout" svg:width="0.4cm" svg:height="1.573cm" svg:x="3.333cm" svg:y="0.293cm">
            <text:p/>
          </draw:rect>
          <draw:rect draw:style-name="gr6" draw:layer="layout" svg:width="0.267cm" svg:height="1.36cm" svg:x="3.4cm" svg:y="0.36cm">
            <text:p/>
          </draw:rect>
          <draw:rect draw:style-name="gr6" draw:layer="layout" svg:width="0.267cm" svg:height="0.133cm" svg:x="3.4cm" svg:y="1.696cm">
            <text:p/>
          </draw:rect>
          <draw:circle draw:style-name="gr7" draw:layer="layout" svg:width="0.035cm" svg:height="0.035cm" svg:x="3.343cm" svg:y="0.316cm">
            <text:p/>
          </draw:circle>
          <draw:circle draw:style-name="gr3" draw:layer="layout" svg:width="0.035cm" svg:height="0.035cm" svg:x="3.676cm" svg:y="0.316cm">
            <text:p/>
          </draw:circle>
          <draw:rect draw:style-name="gr5" draw:layer="layout" svg:width="0.4cm" svg:height="1.573cm" svg:x="3.833cm" svg:y="0.293cm">
            <text:p/>
          </draw:rect>
          <draw:rect draw:style-name="gr6" draw:layer="layout" svg:width="0.267cm" svg:height="1.36cm" svg:x="3.9cm" svg:y="0.36cm">
            <text:p/>
          </draw:rect>
          <draw:rect draw:style-name="gr6" draw:layer="layout" svg:width="0.267cm" svg:height="0.133cm" svg:x="3.9cm" svg:y="1.696cm">
            <text:p/>
          </draw:rect>
          <draw:circle draw:style-name="gr7" draw:layer="layout" svg:width="0.035cm" svg:height="0.035cm" svg:x="3.843cm" svg:y="0.316cm">
            <text:p/>
          </draw:circle>
          <draw:circle draw:style-name="gr3" draw:layer="layout" svg:width="0.035cm" svg:height="0.035cm" svg:x="4.176cm" svg:y="0.316cm">
            <text:p/>
          </draw:circle>
          <draw:rect draw:style-name="gr5" draw:layer="layout" svg:width="0.4cm" svg:height="1.573cm" svg:x="4.333cm" svg:y="0.293cm">
            <text:p/>
          </draw:rect>
          <draw:rect draw:style-name="gr6" draw:layer="layout" svg:width="0.267cm" svg:height="1.36cm" svg:x="4.4cm" svg:y="0.36cm">
            <text:p/>
          </draw:rect>
          <draw:rect draw:style-name="gr6" draw:layer="layout" svg:width="0.267cm" svg:height="0.133cm" svg:x="4.4cm" svg:y="1.696cm">
            <text:p/>
          </draw:rect>
          <draw:circle draw:style-name="gr7" draw:layer="layout" svg:width="0.035cm" svg:height="0.035cm" svg:x="4.343cm" svg:y="0.316cm">
            <text:p/>
          </draw:circle>
          <draw:circle draw:style-name="gr3" draw:layer="layout" svg:width="0.035cm" svg:height="0.035cm" svg:x="4.676cm" svg:y="0.316cm">
            <text:p/>
          </draw:circle>
          <draw:rect draw:style-name="gr5" draw:layer="layout" svg:width="0.4cm" svg:height="1.573cm" svg:x="4.833cm" svg:y="0.293cm">
            <text:p/>
          </draw:rect>
          <draw:rect draw:style-name="gr6" draw:layer="layout" svg:width="0.267cm" svg:height="1.36cm" svg:x="4.9cm" svg:y="0.36cm">
            <text:p/>
          </draw:rect>
          <draw:rect draw:style-name="gr6" draw:layer="layout" svg:width="0.267cm" svg:height="0.133cm" svg:x="4.9cm" svg:y="1.696cm">
            <text:p/>
          </draw:rect>
          <draw:circle draw:style-name="gr7" draw:layer="layout" svg:width="0.035cm" svg:height="0.035cm" svg:x="4.843cm" svg:y="0.316cm">
            <text:p/>
          </draw:circle>
          <draw:circle draw:style-name="gr3" draw:layer="layout" svg:width="0.035cm" svg:height="0.035cm" svg:x="5.149cm" svg:y="0.316cm">
            <text:p/>
          </draw:circle>
          <draw:rect draw:style-name="gr5" draw:layer="layout" svg:width="0.4cm" svg:height="1.573cm" svg:x="5.333cm" svg:y="0.293cm">
            <text:p/>
          </draw:rect>
          <draw:rect draw:style-name="gr6" draw:layer="layout" svg:width="0.267cm" svg:height="1.36cm" svg:x="5.4cm" svg:y="0.36cm">
            <text:p/>
          </draw:rect>
          <draw:rect draw:style-name="gr6" draw:layer="layout" svg:width="0.267cm" svg:height="0.133cm" svg:x="5.4cm" svg:y="1.696cm">
            <text:p/>
          </draw:rect>
          <draw:circle draw:style-name="gr7" draw:layer="layout" svg:width="0.035cm" svg:height="0.035cm" svg:x="5.343cm" svg:y="0.316cm">
            <text:p/>
          </draw:circle>
          <draw:circle draw:style-name="gr3" draw:layer="layout" svg:width="0.035cm" svg:height="0.035cm" svg:x="5.676cm" svg:y="0.316cm">
            <text:p/>
          </draw:circle>
          <draw:rect draw:style-name="gr5" draw:layer="layout" svg:width="0.4cm" svg:height="1.573cm" svg:x="5.833cm" svg:y="0.293cm">
            <text:p/>
          </draw:rect>
          <draw:rect draw:style-name="gr6" draw:layer="layout" svg:width="0.267cm" svg:height="1.36cm" svg:x="5.9cm" svg:y="0.36cm">
            <text:p/>
          </draw:rect>
          <draw:rect draw:style-name="gr6" draw:layer="layout" svg:width="0.267cm" svg:height="0.133cm" svg:x="5.9cm" svg:y="1.696cm">
            <text:p/>
          </draw:rect>
          <draw:circle draw:style-name="gr7" draw:layer="layout" svg:width="0.035cm" svg:height="0.035cm" svg:x="5.843cm" svg:y="0.316cm">
            <text:p/>
          </draw:circle>
          <draw:circle draw:style-name="gr3" draw:layer="layout" svg:width="0.035cm" svg:height="0.035cm" svg:x="6.176cm" svg:y="0.316cm">
            <text:p/>
          </draw:circle>
          <draw:rect draw:style-name="gr5" draw:layer="layout" svg:width="0.4cm" svg:height="1.573cm" svg:x="6.333cm" svg:y="0.293cm">
            <text:p/>
          </draw:rect>
          <draw:rect draw:style-name="gr6" draw:layer="layout" svg:width="0.267cm" svg:height="1.36cm" svg:x="6.4cm" svg:y="0.36cm">
            <text:p/>
          </draw:rect>
          <draw:rect draw:style-name="gr6" draw:layer="layout" svg:width="0.267cm" svg:height="0.133cm" svg:x="6.4cm" svg:y="1.696cm">
            <text:p/>
          </draw:rect>
          <draw:circle draw:style-name="gr7" draw:layer="layout" svg:width="0.035cm" svg:height="0.035cm" svg:x="6.343cm" svg:y="0.316cm">
            <text:p/>
          </draw:circle>
          <draw:circle draw:style-name="gr3" draw:layer="layout" svg:width="0.035cm" svg:height="0.035cm" svg:x="6.676cm" svg:y="0.316cm">
            <text:p/>
          </draw:circle>
          <draw:rect draw:style-name="gr5" draw:layer="layout" svg:width="0.4cm" svg:height="1.573cm" svg:x="6.833cm" svg:y="0.293cm">
            <text:p/>
          </draw:rect>
          <draw:rect draw:style-name="gr6" draw:layer="layout" svg:width="0.267cm" svg:height="1.36cm" svg:x="6.9cm" svg:y="0.36cm">
            <text:p/>
          </draw:rect>
          <draw:rect draw:style-name="gr6" draw:layer="layout" svg:width="0.267cm" svg:height="0.133cm" svg:x="6.9cm" svg:y="1.696cm">
            <text:p/>
          </draw:rect>
          <draw:circle draw:style-name="gr7" draw:layer="layout" svg:width="0.035cm" svg:height="0.035cm" svg:x="6.843cm" svg:y="0.316cm">
            <text:p/>
          </draw:circle>
          <draw:circle draw:style-name="gr3" draw:layer="layout" svg:width="0.035cm" svg:height="0.035cm" svg:x="7.176cm" svg:y="0.316cm">
            <text:p/>
          </draw:circle>
          <draw:rect draw:style-name="gr5" draw:layer="layout" svg:width="0.4cm" svg:height="1.573cm" svg:x="7.333cm" svg:y="0.293cm">
            <text:p/>
          </draw:rect>
          <draw:rect draw:style-name="gr6" draw:layer="layout" svg:width="0.267cm" svg:height="1.36cm" svg:x="7.4cm" svg:y="0.36cm">
            <text:p/>
          </draw:rect>
          <draw:rect draw:style-name="gr6" draw:layer="layout" svg:width="0.267cm" svg:height="0.133cm" svg:x="7.4cm" svg:y="1.696cm">
            <text:p/>
          </draw:rect>
          <draw:circle draw:style-name="gr7" draw:layer="layout" svg:width="0.035cm" svg:height="0.035cm" svg:x="7.343cm" svg:y="0.316cm">
            <text:p/>
          </draw:circle>
          <draw:circle draw:style-name="gr3" draw:layer="layout" svg:width="0.035cm" svg:height="0.035cm" svg:x="7.676cm" svg:y="0.316cm">
            <text:p/>
          </draw:circle>
          <draw:line draw:style-name="gr8" draw:layer="layout" svg:x1="0.133cm" svg:y1="0cm" svg:x2="0.133cm" svg:y2="2cm">
            <text:p/>
          </draw:line>
          <draw:line draw:style-name="gr8" draw:layer="layout" svg:x1="7.867cm" svg:y1="0cm" svg:x2="7.867cm" svg:y2="2cm">
            <text:p/>
          </draw:line>
          <draw:rect draw:style-name="gr9" draw:layer="layout" svg:width="0.067cm" svg:height="0.533cm" svg:x="0.033cm" svg:y="1.267cm">
            <text:p/>
          </draw:rect>
          <draw:rect draw:style-name="gr9" draw:layer="layout" svg:width="0.067cm" svg:height="0.533cm" svg:x="7.9cm" svg:y="1.267cm">
            <text:p/>
          </draw:rect>
          <draw:circle draw:style-name="gr9" draw:layer="layout" svg:width="0.053cm" svg:height="0.053cm" svg:x="0.04cm" svg:y="0.307cm">
            <text:p/>
          </draw:circle>
          <draw:circle draw:style-name="gr9" draw:layer="layout" svg:width="0.053cm" svg:height="0.053cm" svg:x="0.04cm" svg:y="0.973cm">
            <text:p/>
          </draw:circle>
          <draw:circle draw:style-name="gr9" draw:layer="layout" svg:width="0.053cm" svg:height="0.053cm" svg:x="7.907cm" svg:y="0.307cm">
            <text:p/>
          </draw:circle>
          <draw:circle draw:style-name="gr9" draw:layer="layout" svg:width="0.053cm" svg:height="0.053cm" svg:x="7.907cm" svg:y="0.973cm">
            <text:p/>
          </draw:circle>
          <draw:circle draw:style-name="gr10" draw:layer="layout" svg:width="0.035cm" svg:height="0.035cm" svg:x="2.116cm" svg:y="0.116cm">
            <text:p/>
          </draw:circle>
          <draw:circle draw:style-name="gr10" draw:layer="layout" svg:width="0.035cm" svg:height="0.035cm" svg:x="2.249cm" svg:y="0.116cm">
            <text:p/>
          </draw:circle>
          <draw:circle draw:style-name="gr10" draw:layer="layout" svg:width="0.035cm" svg:height="0.035cm" svg:x="2.383cm" svg:y="0.116cm">
            <text:p/>
          </draw:circle>
          <draw:circle draw:style-name="gr10" draw:layer="layout" svg:width="0.035cm" svg:height="0.035cm" svg:x="2.516cm" svg:y="0.116cm">
            <text:p/>
          </draw:circle>
          <draw:circle draw:style-name="gr10" draw:layer="layout" svg:width="0.035cm" svg:height="0.035cm" svg:x="2.649cm" svg:y="0.116cm">
            <text:p/>
          </draw:circle>
          <draw:circle draw:style-name="gr10" draw:layer="layout" svg:width="0.035cm" svg:height="0.035cm" svg:x="2.783cm" svg:y="0.116cm">
            <text:p/>
          </draw:circle>
          <draw:circle draw:style-name="gr10" draw:layer="layout" svg:width="0.035cm" svg:height="0.035cm" svg:x="2.916cm" svg:y="0.116cm">
            <text:p/>
          </draw:circle>
          <draw:circle draw:style-name="gr10" draw:layer="layout" svg:width="0.035cm" svg:height="0.035cm" svg:x="3.049cm" svg:y="0.116cm">
            <text:p/>
          </draw:circle>
          <draw:circle draw:style-name="gr10" draw:layer="layout" svg:width="0.035cm" svg:height="0.035cm" svg:x="3.183cm" svg:y="0.116cm">
            <text:p/>
          </draw:circle>
          <draw:circle draw:style-name="gr10" draw:layer="layout" svg:width="0.035cm" svg:height="0.035cm" svg:x="3.316cm" svg:y="0.116cm">
            <text:p/>
          </draw:circle>
          <draw:circle draw:style-name="gr10" draw:layer="layout" svg:width="0.035cm" svg:height="0.035cm" svg:x="3.449cm" svg:y="0.116cm">
            <text:p/>
          </draw:circle>
          <draw:circle draw:style-name="gr10" draw:layer="layout" svg:width="0.035cm" svg:height="0.035cm" svg:x="3.583cm" svg:y="0.116cm">
            <text:p/>
          </draw:circle>
          <draw:circle draw:style-name="gr10" draw:layer="layout" svg:width="0.035cm" svg:height="0.035cm" svg:x="3.716cm" svg:y="0.116cm">
            <text:p/>
          </draw:circle>
          <draw:circle draw:style-name="gr10" draw:layer="layout" svg:width="0.035cm" svg:height="0.035cm" svg:x="3.849cm" svg:y="0.116cm">
            <text:p/>
          </draw:circle>
          <draw:circle draw:style-name="gr10" draw:layer="layout" svg:width="0.035cm" svg:height="0.035cm" svg:x="3.983cm" svg:y="0.116cm">
            <text:p/>
          </draw:circle>
          <draw:circle draw:style-name="gr10" draw:layer="layout" svg:width="0.035cm" svg:height="0.035cm" svg:x="4.116cm" svg:y="0.116cm">
            <text:p/>
          </draw:circle>
          <draw:circle draw:style-name="gr10" draw:layer="layout" svg:width="0.035cm" svg:height="0.035cm" svg:x="4.249cm" svg:y="0.116cm">
            <text:p/>
          </draw:circle>
          <draw:circle draw:style-name="gr10" draw:layer="layout" svg:width="0.035cm" svg:height="0.035cm" svg:x="4.383cm" svg:y="0.116cm">
            <text:p/>
          </draw:circle>
          <draw:circle draw:style-name="gr10" draw:layer="layout" svg:width="0.035cm" svg:height="0.035cm" svg:x="4.516cm" svg:y="0.116cm">
            <text:p/>
          </draw:circle>
          <draw:circle draw:style-name="gr10" draw:layer="layout" svg:width="0.035cm" svg:height="0.035cm" svg:x="4.649cm" svg:y="0.116cm">
            <text:p/>
          </draw:circle>
          <draw:circle draw:style-name="gr10" draw:layer="layout" svg:width="0.035cm" svg:height="0.035cm" svg:x="4.783cm" svg:y="0.116cm">
            <text:p/>
          </draw:circle>
          <draw:circle draw:style-name="gr10" draw:layer="layout" svg:width="0.035cm" svg:height="0.035cm" svg:x="4.916cm" svg:y="0.116cm">
            <text:p/>
          </draw:circle>
          <draw:circle draw:style-name="gr10" draw:layer="layout" svg:width="0.035cm" svg:height="0.035cm" svg:x="5.049cm" svg:y="0.116cm">
            <text:p/>
          </draw:circle>
          <draw:circle draw:style-name="gr10" draw:layer="layout" svg:width="0.035cm" svg:height="0.035cm" svg:x="5.183cm" svg:y="0.116cm">
            <text:p/>
          </draw:circle>
          <draw:circle draw:style-name="gr10" draw:layer="layout" svg:width="0.035cm" svg:height="0.035cm" svg:x="5.316cm" svg:y="0.116cm">
            <text:p/>
          </draw:circle>
          <draw:circle draw:style-name="gr10" draw:layer="layout" svg:width="0.035cm" svg:height="0.035cm" svg:x="5.449cm" svg:y="0.116cm">
            <text:p/>
          </draw:circle>
          <draw:circle draw:style-name="gr10" draw:layer="layout" svg:width="0.035cm" svg:height="0.035cm" svg:x="5.583cm" svg:y="0.116cm">
            <text:p/>
          </draw:circle>
          <draw:circle draw:style-name="gr10" draw:layer="layout" svg:width="0.035cm" svg:height="0.035cm" svg:x="5.716cm" svg:y="0.116cm">
            <text:p/>
          </draw:circle>
          <draw:circle draw:style-name="gr10" draw:layer="layout" svg:width="0.035cm" svg:height="0.035cm" svg:x="5.849cm" svg:y="0.116cm">
            <text:p/>
          </draw:circle>
          <draw:circle draw:style-name="gr10" draw:layer="layout" svg:width="0.035cm" svg:height="0.035cm" svg:x="5.983cm" svg:y="0.116cm">
            <text:p/>
          </draw:circle>
          <draw:circle draw:style-name="gr10" draw:layer="layout" svg:width="0.035cm" svg:height="0.035cm" svg:x="6.116cm" svg:y="0.116cm">
            <text:p/>
          </draw:circle>
          <draw:circle draw:style-name="gr10" draw:layer="layout" svg:width="0.035cm" svg:height="0.035cm" svg:x="6.249cm" svg:y="0.116cm">
            <text:p/>
          </draw:circle>
          <draw:circle draw:style-name="gr10" draw:layer="layout" svg:width="0.035cm" svg:height="0.035cm" svg:x="6.383cm" svg:y="0.116cm">
            <text:p/>
          </draw:circle>
          <draw:circle draw:style-name="gr10" draw:layer="layout" svg:width="0.035cm" svg:height="0.035cm" svg:x="6.516cm" svg:y="0.116cm">
            <text:p/>
          </draw:circle>
          <draw:circle draw:style-name="gr10" draw:layer="layout" svg:width="0.035cm" svg:height="0.035cm" svg:x="6.649cm" svg:y="0.116cm">
            <text:p/>
          </draw:circle>
          <draw:circle draw:style-name="gr10" draw:layer="layout" svg:width="0.035cm" svg:height="0.035cm" svg:x="6.783cm" svg:y="0.116cm">
            <text:p/>
          </draw:circle>
          <draw:circle draw:style-name="gr10" draw:layer="layout" svg:width="0.035cm" svg:height="0.035cm" svg:x="6.916cm" svg:y="0.116cm">
            <text:p/>
          </draw:circle>
          <draw:circle draw:style-name="gr10" draw:layer="layout" svg:width="0.035cm" svg:height="0.035cm" svg:x="7.049cm" svg:y="0.116cm">
            <text:p/>
          </draw:circle>
          <draw:circle draw:style-name="gr10" draw:layer="layout" svg:width="0.035cm" svg:height="0.035cm" svg:x="7.183cm" svg:y="0.116cm">
            <text:p/>
          </draw:circle>
          <draw:circle draw:style-name="gr10" draw:layer="layout" svg:width="0.035cm" svg:height="0.035cm" svg:x="7.316cm" svg:y="0.116cm">
            <text:p/>
          </draw:circle>
          <draw:circle draw:style-name="gr10" draw:layer="layout" svg:width="0.035cm" svg:height="0.035cm" svg:x="7.449cm" svg:y="0.116cm">
            <text:p/>
          </draw:circle>
          <draw:circle draw:style-name="gr10" draw:layer="layout" svg:width="0.035cm" svg:height="0.035cm" svg:x="7.583cm" svg:y="0.116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torageRack3U</dc:title>
    <meta:creation-date>2011-02-07T16:57:05</meta:creation-date>
    <meta:editing-duration>P0D</meta:editing-duration>
    <meta:editing-cycles>1</meta:editing-cycles>
    <meta:document-statistic meta:object-count="130"/>
    <meta:generator>OpenOffice.org/3.3$Linux OpenOffice.org_project/330m20$Build-9567</meta:generator>
  </office:meta>
</office:document-meta>
</file>